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9" style:family="paragraph" style:parent-style-name="Standard">
      <style:text-properties officeooo:rsid="0028dd8e" officeooo:paragraph-rsid="0029e606"/>
    </style:style>
    <style:style style:name="P30" style:family="paragraph" style:parent-style-name="Standard">
      <style:text-properties officeooo:rsid="0028dd8e" officeooo:paragraph-rsid="002bb70c"/>
    </style:style>
    <style:style style:name="P31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4"><text:s/><text:span text:style-name="T19">int main (void) <text:s text:c="25"/>//Example 4</text:span></text:p>
            <text:p text:style-name="P22"><text:s text:c="2"/>{ unsigned long PORT_1, PORT_2;</text:p>
            <text:p text:style-name="P22"/>
            <text:p text:style-name="P22"><text:s text:c="2"/>setup_328_HW;</text:p>
            <text:p text:style-name="P22"><text:s text:c="2"/>sei();</text:p>
            <text:p text:style-name="P22"><text:s text:c="2"/>while (1)</text:p>
            <text:p text:style-name="P22"><text:s text:c="2"/>{PORT_1 = 1;</text:p>
            <text:p text:style-name="P22"><text:s text:c="2"/>PORT_2 = 0x80000000;</text:p>
            <text:p text:style-name="P22"><text:s text:c="2"/>for (int m = 0; m &lt;= 31; m++)</text:p>
            <text:p text:style-name="P22"><text:s text:c="2"/>{One_wire_Tx_2_integers(PORT_1, PORT_2);</text:p>
            <text:p text:style-name="P22"><text:s text:c="2"/>_delay_ms(30);</text:p>
            <text:p text:style-name="P22"><text:s text:c="2"/>PORT_1 = PORT_1 &lt;&lt; 1;</text:p>
            <text:p text:style-name="P22"><text:s/>PORT_2 = PORT_2 &gt;&gt; 1;}}</text:p>
            <text:p text:style-name="P22"><text:s text:c="2"/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>int main (void) <text:s text:c="25"/>//Example 5</text:p>
            <text:p text:style-name="P22"><text:s text:c="2"/>{unsigned int PORT_1, PORT_2;</text:p>
            <text:p text:style-name="P22"/>
            <text:p text:style-name="P22"><text:s/>setup_328_HW;</text:p>
            <text:p text:style-name="P22"><text:s/>sei();</text:p>
            <text:p text:style-name="P22"><text:s/>while (1)</text:p>
            <text:p text:style-name="P22"><text:s/>{PORT_1 = 1;</text:p>
            <text:p text:style-name="P22"><text:s/>PORT_2 = 0x8000;</text:p>
            <text:p text:style-name="P22"><text:s/>for (int m = 0; m &lt;= 7; m++)</text:p>
            <text:p text:style-name="P22"><text:s/>{One_wire_Tx_2_integers(PORT_1 | PORT_2,</text:p>
            <text:p text:style-name="P22"><text:s/>(PORT_1 &lt;&lt; 8) <text:s/>| (PORT_2 &gt;&gt; 8));</text:p>
            <text:p text:style-name="P22"><text:s text:c="2"/>_delay_ms(30);</text:p>
            <text:p text:style-name="P22"><text:s text:c="2"/>PORT_1 = PORT_1 &lt;&lt; 1;</text:p>
            <text:p text:style-name="P22"><text:s text:c="2"/>PORT_2 = PORT_2 &gt;&gt; 1;}}</text:p>
            <text:p text:style-name="P22"><text:s text:c="2"/>return 1;}</text:p>
          </table:table-cell>
          <table:table-cell table:style-name="Table1.B2" office:value-type="string">
            <text:p text:style-name="P22">int main (void) <text:s text:c="25"/>//Example 6</text:p>
            <text:p text:style-name="P22">{unsigned int PORT_1, PORT_2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PORT_2 = 0x8000;</text:p>
            <text:p text:style-name="P22">while (1)</text:p>
            <text:p text:style-name="P22">{One_wire_Tx_2_integers(PORT_1 &lt;&lt; m, PORT_2 &gt;&gt; m);</text:p>
            <text:p text:style-name="P22">_delay_ms(30);</text:p>
            <text:p text:style-name="P22">if (!(n)) m += 1;</text:p>
            <text:p text:style-name="P22">if (m == 16)n = 1;</text:p>
            <text:p text:style-name="P22">if (n == 1)m -= 1;</text:p>
            <text:p text:style-name="P22">if (m == 0)n = 0;}</text:p>
            <text:p text:style-name="P22"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>int main (void) <text:s text:c="25"/>//Example 7</text:p>
            <text:p text:style-name="P22"><text:s text:c="2"/>{ unsigned int PORT_1 = 1;</text:p>
            <text:p text:style-name="P22"><text:s text:c="2"/>char m = 1;</text:p>
            <text:p text:style-name="P22"><text:s text:c="2"/>char overflow = 0;</text:p>
            <text:p text:style-name="P22"/>
            <text:p text:style-name="P22"><text:s text:c="2"/>setup_328_HW;</text:p>
            <text:p text:style-name="P22"><text:s text:c="2"/>while (1)</text:p>
            <text:p text:style-name="P22"><text:s text:c="2"/>{ One_wire_Tx_2_integers(PORT_1, ~PORT_1);</text:p>
            <text:p text:style-name="P22"><text:s text:c="2"/>_delay_ms(60);</text:p>
            <text:p text:style-name="P22"><text:s text:c="2"/>if (m &lt;= 5)</text:p>
            <text:p text:style-name="P22"><text:s text:c="2"/>{PORT_1 |= (PORT_1 &lt;&lt; 1);m += 1;}</text:p>
            <text:p text:style-name="P22"><text:s text:c="2"/>else PORT_1 = PORT_1 &lt;&lt; 1;</text:p>
            <text:p text:style-name="P22"><text:s text:c="2"/>if (overflow)PORT_1 |= 1;</text:p>
            <text:p text:style-name="P22"><text:s text:c="2"/>if (PORT_1 &amp; 0x8000) overflow = 1;</text:p>
            <text:p text:style-name="P22"><text:s text:c="2"/>else overflow = 0;}}</text:p>
          </table:table-cell>
          <table:table-cell table:style-name="Table1.B2" office:value-type="string">
            <text:p text:style-name="P24">int main (void) <text:s text:c="43"/><text:span text:style-name="T1">Example 8</text:span></text:p>
            <text:p text:style-name="P27"><text:span text:style-name="T7">{</text:span>unsigned int random_num;</text:p>
            <text:p text:style-name="P27">long PORT_1 = 1, PORT_2 = 1;</text:p>
            <text:p text:style-name="P27"/>
            <text:p text:style-name="P27">setup_328_HW;</text:p>
            <text:p text:style-name="P27">while (1) </text:p>
            <text:p text:style-name="P27"><text:s/><text:span text:style-name="T7">{</text:span>random_num = (PRN_16bit_GEN(0)) % 3;</text:p>
            <text:p text:style-name="P27"><text:s/>for (int m = 0; m &lt; random_num; m++)</text:p>
            <text:p text:style-name="P27"><text:s/>{ if (!(PORT_1 = ((PORT_1 * 2) % 0x10000)))</text:p>
            <text:p text:style-name="P27"><text:s/>PORT_1= 1; }</text:p>
            <text:p text:style-name="P27"><text:s/>if (!(PORT_2 = ((PORT_2 * 2) % 0x10000)))</text:p>
            <text:p text:style-name="P27"><text:s/>PORT_2= 1;</text:p>
            <text:p text:style-name="P27"><text:s/>One_wire_Tx_2_integers(PORT_1, PORT_2);</text:p>
            <text:p text:style-name="P27"><text:s/>Timer_T2_10mS_delay_x_m(4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9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1"><text:tab/>if and if else</text:p>
      <text:p text:style-name="P28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37:33.199000000</dc:date>
    <meta:editing-duration>PT2H50M47S</meta:editing-duration>
    <meta:editing-cycles>29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5" meta:word-count="636" meta:character-count="4249" meta:non-whitespace-character-count="3376"/>
  </office:meta>
</office:document-meta>
</file>